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703" officeooo:paragraph-rsid="0015e703"/>
    </style:style>
    <style:style style:name="T1" style:family="text">
      <style:text-properties officeooo:rsid="0015e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Michał Ogórek 3b</text:span></text:p>
      <text:p text:style-name="Standard"/>
      <text:p text:style-name="P1">Nazwa scenariusza: Test aplikacji do wypisywania 3 pól tekstowych w jednej linii</text:p>
      <text:p text:style-name="P1">Opis: Użytkownik podaje w 3 polach tekstowych (imię, nazwisko oraz miasto). Następnie po zatwierdzeniu danych program wypisuje to obok w jednej lini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08:34:17.104000000</meta:creation-date>
    <dc:date>2022-02-22T08:46:36.428000000</dc:date>
    <meta:editing-duration>PT1M39S</meta:editing-duration>
    <meta:editing-cycles>1</meta:editing-cycles>
    <meta:document-statistic meta:table-count="0" meta:image-count="0" meta:object-count="0" meta:page-count="1" meta:paragraph-count="3" meta:word-count="37" meta:character-count="248" meta:non-whitespace-character-count="212"/>
    <meta:generator>LibreOffice/7.3.0.3$Windows_X86_64 LibreOffice_project/0f246aa12d0eee4a0f7adcefbf7c878fc2238db3</meta:generator>
  </office:meta>
</office:document-meta>
</file>